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3b54" officeooo:paragraph-rsid="00093b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rganización histórica de la oficina</text:p>
      <text:p text:style-name="P1">Desde el punto de vista histórico, la oficina ha sido considerada como una necesidad vital para trabajar en el mundo de los negocios.</text:p>
      <text:p text:style-name="P1">La oficina ofrecía un servicio de apoyo a las tareas principales de la empresa. Las tareas principales se llevaban a cabo en "la nave de la fábrica".</text:p>
      <text:p text:style-name="P1">En la oficina tradicional, las secretarias y los adjuntos o asistentes respaldan a personas que dirigen o distribuyen las tareas de la empresa.</text:p>
      <text:p text:style-name="P1">Los jefes normalmente disponen de secretarias particulares. El tándem jefe - secretaria, ha constituido siempre la base de toda oficina tanto en el sector público como en el privado.</text:p>
      <text:p text:style-name="P1">¡Estos trabajos de apoyo son <text:s/>generalmente justificados con motivo de la posición de los jefes más que por la sobrecarga de trabajo! Las secretarias particulares son a menudo consideradas, a alto nivel, como símbolo de status para los jefes.</text:p>
      <text:p text:style-name="P1">Los asistentes tiene otros trabajos más varados.</text:p>
      <text:p text:style-name="P1">Normalmente hacen facturaciones, cálculos, llevan la contabilidad, se encargan del correo, responden al teléfono, usan procesadores de texto, archivan, etc.</text:p>
      <text:p text:style-name="P1">Debido al aumento del trabajo con papel, se van solicitando cada vez, más y más secretarias <text:s/>asistentes. Los sueldos han subido en los últimos años y las empresas ya no pueden permitirse el lujo de seguir contratando gente para manejar la gran cantidad de información que entra cada dí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5T17:48:25.841000000</meta:creation-date>
    <dc:date>2014-02-25T17:50:29.722000000</dc:date>
    <meta:editing-duration>P0D</meta:editing-duration>
    <meta:editing-cycles>1</meta:editing-cycles>
    <meta:document-statistic meta:table-count="0" meta:image-count="0" meta:object-count="0" meta:page-count="1" meta:paragraph-count="9" meta:word-count="222" meta:character-count="1375" meta:non-whitespace-character-count="1160"/>
    <meta:generator>LibreOffice/4.2.0.4$Windows_x86 LibreOffice_project/05dceb5d363845f2cf968344d7adab8dcfb2ba71</meta:generator>
  </office:meta>
</office:document-meta>
</file>